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table:align="margins"/>
    </style:style>
    <style:style style:name="Таблица1.A" style:family="table-column">
      <style:table-column-properties style:rel-column-width="32767*"/>
    </style:style>
    <style:style style:name="Таблица1.B" style:family="table-column">
      <style:table-column-properties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 style:text-overline-style="solid" style:text-overline-width="auto" style:text-overline-color="font-color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style:font-name="Times New Roman" fo:language="ru" fo:country="RU"/>
    </style:style>
    <style:style style:name="P7" style:family="paragraph" style:parent-style-name="Text_20_body" style:list-style-name="L1"/>
    <style:style style:name="P8" style:family="paragraph" style:parent-style-name="Text_20_body" style:list-style-name="L2">
      <style:text-properties style:font-name="Times New Roman" fo:language="ru" fo:country="RU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language="en" fo:country="US" style:font-name-asian="Times New Roman1" style:font-name-complex="Times New Roman1"/>
    </style:style>
    <style:style style:name="T3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ru" fo:country="RU" style:font-name-asian="Times New Roman1" style:font-name-complex="Times New Roman1"/>
    </style:style>
    <style:style style:name="T5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font-weight="bold" style:font-name-asian="Times New Roman1" style:font-weight-asian="bold" style:font-name-complex="Times New Roman1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-asian="Times New Roman3" style:font-name-complex="Times New Roman3"/>
    </style:style>
    <style:style style:name="T10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11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1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20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3cm" draw:z-index="0"><draw:image xlink:href="../../odt/images/0099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Ключ управляемый перекидной по входам тип 1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6">| векторизован | С-код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89cm" svg:height="2.221cm" draw:z-index="0"><draw:image xlink:href="../../odt/images/0099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2" office:value-type="string">
            <text:p text:style-name="P2">на схеме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5" table:number-columns-spanned="2" office:value-type="string">
            <text:p text:style-name="Text_20_body"><text:span text:style-name="T1">Блок </text:span><text:span text:style-name="T7">векторизован</text:span><text:span text:style-name="T1"> и реализует функцию управляемого ключа по алгоритму:</text:span></text:p>
            <text:p text:style-name="P5"><draw:frame draw:style-name="fr4" draw:name="Object3" text:anchor-type="as-char" svg:width="8.851cm" svg:height="1.393cm" draw:z-index="0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Text_20_body"><text:span text:style-name="T1">где</text:span><text:span text:style-name="T1"><draw:frame draw:style-name="fr4" draw:name="Object1" text:anchor-type="as-char" svg:width="2.466cm" svg:height="0.621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1">— входные сигналы блока </text:span><text:span text:style-name="T2">(</text:span><text:span text:style-name="T1">или векторы сигналов),</text:span><text:span text:style-name="T1"><draw:frame draw:style-name="fr4" draw:name="Object2" text:anchor-type="as-char" svg:width="1.087cm" svg:height="0.564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1">— </text:span><text:span text:style-name="T4">выходной</text:span><text:span text:style-name="T1"> сигнал блока (или вектор сигналов).</text:span></text:p>
            <text:p text:style-name="Text_20_body"><text:span text:style-name="T4">Управляющий сигнал входит в блок </text:span><text:span text:style-name="T5">сверху</text:span><text:span text:style-name="T3">.</text:span><text:span text:style-name="T6"> В процессе расчета изображение блока меняется, в зависимости от наличия управляющего сигнала: в нормальном положении ключ перекинут на </text:span><text:span text:style-name="T5">первый</text:span><text:span text:style-name="T6"> вход</text:span><text:span text:style-name="T3">,</text:span><text:span text:style-name="T6"> при подаче управляющего сигнала ключ перекидывается на </text:span><text:span text:style-name="T5">второй</text:span><text:span text:style-name="T6"> вход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3"><draw:frame draw:style-name="fr3" draw:name="Графический объект3" text:anchor-type="as-char" svg:width="6.69cm" svg:height="2.671cm" draw:z-index="0"><draw:image xlink:href="../../odt/images/0099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3"><draw:frame draw:style-name="fr2" draw:name="Графический объект4" text:anchor-type="as-char" svg:width="6.75cm" svg:height="2.731cm" draw:z-index="0"><draw:image xlink:href="../../odt/images/0099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4">Управляющий = 0</text:p>
                </table:table-cell>
                <table:table-cell table:style-name="Таблица1.A1" office:value-type="string">
                  <text:p text:style-name="P4">Управляющий = 1</text:p>
                </table:table-cell>
              </table:table-row>
            </table:table>
            <text:p text:style-name="Text_20_body"><text:span text:style-name="T1">Блок представляет собой субмодель (сборку). Для того чтобы посмотреть структуру алгоритма – нажмите правой кнопкой «Действия» </text:span><text:span text:style-name="T9">→</text:span><text:span text:style-name="T1"> «Войти в субмодель».</text:span></text:p>
            <text:p text:style-name="Text_20_body"><text:span text:style-name="T5">Свойства</text:span><text:span text:style-name="T4">:</text:span></text:p>
            <text:list xml:id="list5175615102886298962" text:style-name="L1">
              <text:list-item>
                <text:p text:style-name="P7"><text:span text:style-name="T12">Значения уставок — вектор пороговых значений управляющих сигналов </text:span><text:span text:style-name="T14">К</text:span><text:span text:style-name="T12"> </text:span><text:span text:style-name="T13">(обычно логических уставок), определяющих условия перекоммутации входных сигналов на выход блока.</text:span><text:span text:style-name="T12">.</text:span></text:p>
              </text:list-item>
              <text:list-item>
                <text:p text:style-name="P7"><text:span text:style-name="T10">Тип управляющего сигнала — выбор типа управляющих сигналов (</text:span><text:span text:style-name="T11">Скаляр</text:span><text:span text:style-name="T10"> или </text:span><text:span text:style-name="T11">Вектор</text:span><text:span text:style-name="T10">).</text:span></text:p>
              </text:list-item>
            </text:list>
            <text:p text:style-name="Text_20_body"><text:span text:style-name="T8">Примечания</text:span>:</text:p>
            <text:list xml:id="list57810971661644144" text:style-name="L2">
              <text:list-item>
                <text:p text:style-name="P8">По умолчанию блок формирует <text:span text:style-name="T15">скалярный</text:span> выходной сигнал.</text:p>
              </text:list-item>
              <text:list-item>
                <text:p text:style-name="P8"><text:span text:style-name="T17">Именованные свойства задаются как </text:span><text:span text:style-name="T15">локальные</text:span><text:span text:style-name="T18"> переменные модели (или субмодели) во вкладке </text:span><text:span text:style-name="T15">Параметры</text:span><text:span text:style-name="T18"> или как глобальные сигналы проекта при помощи пункта главного меню </text:span><text:span text:style-name="T15">Графика</text:span><text:span text:style-name="T18"> </text:span><text:span text:style-name="T19">→</text:span><text:span text:style-name="T20"> </text:span><text:span text:style-name="T16">Сигналы</text:span><text:span text:style-name="T18">.</text:span></text:p>
              </text:list-item>
              <text:list-item>
                <text:p text:style-name="P9"><text:span text:style-name="T10">Блок может быть использован для генерации кода на языке C для </text:span><text:span text:style-name="T10">внешней </text:span><text:span text:style-name="T10">целевой системы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перекидной по входам тип 1</dc:title>
    <dc:date>2012-03-30T20:25:41.13</dc:date>
    <meta:generator>OpenOffice_Beta/4.1.0$Win32 OpenOffice.org_project/410m14$Build-9760</meta:generator>
    <meta:editing-duration>PT1H17M51S</meta:editing-duration>
    <meta:editing-cycles>35</meta:editing-cycles>
    <meta:document-statistic meta:table-count="2" meta:image-count="4" meta:object-count="3" meta:page-count="1" meta:paragraph-count="22" meta:word-count="185" meta:character-count="1288"/>
  </office:meta>
</office:document-meta>
</file>

<file path=Object 5/content.xml><?xml version="1.0" encoding="utf-8"?>
<math xmlns="http://www.w3.org/1998/Math/MathML">
  <semantics>
    <mrow>
      <msub>
        <mi>x</mi>
        <mn>1</mn>
      </msub>
      <mrow>
        <mo stretchy="false">(</mo>
        <mrow>
          <mi>t</mi>
        </mrow>
        <mo stretchy="false">)</mo>
      </mrow>
      <mi>,</mi>
      <msub>
        <mi>x</mi>
        <mn>2</mn>
      </msub>
      <mrow>
        <mo stretchy="false">(</mo>
        <mrow>
          <mi>t</mi>
        </mrow>
        <mo stretchy="false">)</mo>
      </mrow>
    </mrow>
    <annotation encoding="StarMath 5.0">x_1(t), x_2(t)</annotation>
  </semantics>
</math>
</file>

<file path=Object 6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7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x</mi>
                      <mn>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x_1(t), ~ если ~ Управляющий(t) = 0; #
alignl x_2(t), ~ если ~ Управляющий(t) = 1;}  right none</annotation>
  </semantics>
</math>
</file>